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54000000B51EB7DD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4.3465in" fo:margin-left="0.0854in" fo:margin-right="0.1278in" table:align="margins"/>
    </style:style>
    <style:style style:name="Table10.A" style:family="table-column">
      <style:table-column-properties style:column-width="0.8236in" style:rel-column-width="12418*"/>
    </style:style>
    <style:style style:name="Table10.B" style:family="table-column">
      <style:table-column-properties style:column-width="0.8229in" style:rel-column-width="12407*"/>
    </style:style>
    <style:style style:name="Table10.C" style:family="table-column">
      <style:table-column-properties style:column-width="0.8333in" style:rel-column-width="12564*"/>
    </style:style>
    <style:style style:name="Table10.D" style:family="table-column">
      <style:table-column-properties style:column-width="0.8083in" style:rel-column-width="12187*"/>
    </style:style>
    <style:style style:name="Table10.E" style:family="table-column">
      <style:table-column-properties style:column-width="1.0583in" style:rel-column-width="15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A2" style:family="table-cell">
      <style:table-cell-properties fo:padding="0.0382in" fo:border="none"/>
    </style:style>
    <style:style style:name="Table9" style:family="table">
      <style:table-properties style:width="2.2458in" fo:margin-left="0.0111in" fo:margin-right="0.1083in" table:align="margins"/>
    </style:style>
    <style:style style:name="Table9.A" style:family="table-column">
      <style:table-column-properties style:column-width="1.2333in" style:rel-column-width="35993*"/>
    </style:style>
    <style:style style:name="Table9.B" style:family="table-column">
      <style:table-column-properties style:column-width="1.0125in" style:rel-column-width="29542*"/>
    </style:style>
    <style:style style:name="Table9.1" style:family="table-row">
      <style:table-row-properties style:min-row-height="0.4542in"/>
    </style:style>
    <style:style style:name="Table9.A1" style:family="table-cell">
      <style:table-cell-properties style:vertical-align="middle" fo:padding="0.0382in" fo:border-left="none" fo:border-right="none" fo:border-top="none" fo:border-bottom="0.0007in solid #000000"/>
    </style:style>
    <style:style style:name="Table9.2" style:family="table-row">
      <style:table-row-properties style:min-row-height="0.3146in" fo:background-color="transparent">
        <style:background-image/>
      </style:table-row-properties>
    </style:style>
    <style:style style:name="Table9.A2" style:family="table-cell">
      <style:table-cell-properties fo:padding="0.0382in" fo:border="none"/>
    </style:style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line-height="0.1in"/>
    </style:style>
    <style:style style:name="P4" style:family="paragraph" style:parent-style-name="Standard">
      <style:paragraph-properties fo:line-height="200%"/>
    </style:style>
    <style:style style:name="P5" style:family="paragraph" style:parent-style-name="Standard">
      <style:paragraph-properties fo:line-height="0.3299in"/>
    </style:style>
    <style:style style:name="P6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paragraph-properties fo:break-before="column"/>
    </style:style>
    <style:style style:name="P10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12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5" style:family="paragraph">
      <style:paragraph-properties fo:text-align="center"/>
      <style:text-properties style:text-line-through-style="none" style:font-name="Arial" fo:font-size="14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size="5pt" style:text-underline-style="solid" style:text-underline-width="auto" style:text-underline-color="font-color" style:font-size-asian="5pt" style:font-size-complex="5pt"/>
    </style:style>
    <style:style style:name="T8" style:family="text">
      <style:text-properties fo:font-size="5pt" style:text-underline-style="solid" style:text-underline-width="auto" style:text-underline-color="font-color" fo:font-weight="normal" style:font-size-asian="5pt" style:font-weight-asian="normal" style:font-size-complex="5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6566*" fo:start-indent="0in" fo:end-indent="0in"/>
          <style:column style:rel-width="3406*" fo:start-indent="0in" fo:end-indent="0in"/>
        </style:columns>
      </style:section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" style:family="graphic">
      <style:graphic-properties draw:textarea-vertical-align="middle" fo:border="none" style:wrap="run-through" style:number-wrapped-paragraphs="no-limit" style:vertical-pos="from-top" style:vertical-rel="page" style:horizontal-pos="from-left" style:horizontal-rel="paragraph"/>
    </style:style>
    <style:style style:name="gr10" style:family="graphic">
      <style:graphic-properties draw:textarea-vertical-align="middle" fo:background-color="#eeeeee" fo:border="none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text form:name="characterName" form:control-implementation="ooo:com.sun.star.form.component.TextField" xml:id="control1" form:id="control1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2" form:id="control2" form:current-value="Barbarian - Level" form:value="Barbarian - Leve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39" form:id="control39" form:label="Types:"/>
          <form:text form:name="rangeDmgTypes" form:control-implementation="ooo:com.sun.star.form.component.TextField" xml:id="control40" form:id="control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1" form:id="control41" form:label="Types:"/>
          <form:text form:name="drMelee" form:control-implementation="ooo:com.sun.star.form.component.TextField" xml:id="control42" form:id="control4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annotBeSurprised" form:control-implementation="ooo:com.sun.star.form.component.TextField" xml:id="control53" form:id="control5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54" form:id="control54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55" form:id="control55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56" form:id="control5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57" form:id="control5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reasureMin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gameNotes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pcMeleeHit" form:control-implementation="ooo:com.sun.star.form.component.TextField" xml:id="control63" form:id="control6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MeleeDmg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MeleeAC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Hit" form:control-implementation="ooo:com.sun.star.form.component.TextField" xml:id="control66" form:id="control66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Dmg" form:control-implementation="ooo:com.sun.star.form.component.TextField" xml:id="control67" form:id="control67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AC" form:control-implementation="ooo:com.sun.star.form.component.TextField" xml:id="control68" form:id="control68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angeMissileAC" form:control-implementation="ooo:com.sun.star.form.component.TextField" xml:id="control69" form:id="control69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Fort" form:control-implementation="ooo:com.sun.star.form.component.TextField" xml:id="control70" form:id="control70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eflex" form:control-implementation="ooo:com.sun.star.form.component.TextField" xml:id="control71" form:id="control71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Will" form:control-implementation="ooo:com.sun.star.form.component.TextField" xml:id="control72" form:id="control72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RetDmg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TreasureMin" form:control-implementation="ooo:com.sun.star.form.component.TextField" xml:id="control74" form:id="control7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cTreasureMax" form:control-implementation="ooo:com.sun.star.form.component.TextField" xml:id="control75" form:id="control7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4" svg:x="0.7835in" svg:y="1.4909in" svg:width="6.9209in" svg:height="0.85in" draw:z-index="62">
        <draw:image xlink:href="Pictures/1000020100000654000000B51EB7DD77.png" xlink:type="simple" xlink:show="embed" xlink:actuate="onLoad"/>
      </draw:frame>
      <draw:control text:anchor-type="page" text:anchor-page-number="1" draw:z-index="37" draw:style-name="gr6" draw:text-style-name="P13" svg:width="2.7488in" svg:height="0.2343in" svg:x="4.8602in" svg:y="2.6339in" draw:control="control38"/>
      <draw:control text:anchor-type="page" text:anchor-page-number="1" draw:z-index="38" draw:style-name="gr7" draw:text-style-name="P13" svg:width="0.5933in" svg:height="0.3406in" svg:x="4.3425in" svg:y="2.5736in" draw:control="control41"/>
      <draw:control text:anchor-type="page" text:anchor-page-number="1" draw:z-index="39" draw:style-name="gr7" draw:text-style-name="P13" svg:width="0.5933in" svg:height="0.3406in" svg:x="4.3484in" svg:y="3.7638in" draw:control="control39"/>
      <draw:control text:anchor-type="page" text:anchor-page-number="1" draw:z-index="40" draw:style-name="gr6" draw:text-style-name="P13" svg:width="2.7488in" svg:height="0.2343in" svg:x="4.8598in" svg:y="3.8291in" draw:control="control40"/>
      <draw:control text:anchor-type="page" text:anchor-page-number="4" draw:z-index="63" draw:style-name="gr9" draw:text-style-name="P15" svg:width="0.3157in" svg:height="0.3894in" svg:x="0.8083in" svg:y="1.9209in" draw:control="control63"/>
      <draw:control text:anchor-type="page" text:anchor-page-number="4" draw:z-index="64" draw:style-name="gr9" draw:text-style-name="P15" svg:width="0.5098in" svg:height="0.3894in" svg:x="1.1555in" svg:y="1.9161in" draw:control="control64"/>
      <draw:control text:anchor-type="page" text:anchor-page-number="4" draw:z-index="65" draw:style-name="gr10" draw:text-style-name="P15" svg:width="0.3425in" svg:height="0.3988in" svg:x="1.6965in" svg:y="1.911in" draw:control="control65"/>
      <draw:control text:anchor-type="page" text:anchor-page-number="4" draw:z-index="66" draw:style-name="gr9" draw:text-style-name="P15" svg:width="0.3323in" svg:height="0.4012in" svg:x="2.0756in" svg:y="1.9146in" draw:control="control66"/>
      <draw:control text:anchor-type="page" text:anchor-page-number="4" draw:z-index="67" draw:style-name="gr9" draw:text-style-name="P15" svg:width="0.5106in" svg:height="0.4004in" svg:x="2.439in" svg:y="1.9154in" draw:control="control67"/>
      <draw:control text:anchor-type="page" text:anchor-page-number="4" draw:z-index="68" draw:style-name="gr10" draw:text-style-name="P15" svg:width="0.3059in" svg:height="0.3949in" svg:x="2.9807in" svg:y="1.9154in" draw:control="control68"/>
      <draw:control text:anchor-type="page" text:anchor-page-number="4" draw:z-index="69" draw:style-name="gr9" draw:text-style-name="P15" svg:width="0.2213in" svg:height="0.3949in" svg:x="3.4228in" svg:y="1.9154in" draw:control="control69"/>
      <draw:control text:anchor-type="page" text:anchor-page-number="4" draw:z-index="70" draw:style-name="gr9" draw:text-style-name="P15" svg:width="0.3213in" svg:height="0.3949in" svg:x="3.6965in" svg:y="1.9154in" draw:control="control70"/>
      <draw:control text:anchor-type="page" text:anchor-page-number="4" draw:z-index="71" draw:style-name="gr9" draw:text-style-name="P15" svg:width="0.337in" svg:height="0.3949in" svg:x="4.0484in" svg:y="1.9102in" draw:control="control71"/>
      <draw:control text:anchor-type="page" text:anchor-page-number="4" draw:z-index="72" draw:style-name="gr9" draw:text-style-name="P15" svg:width="0.3315in" svg:height="0.4004in" svg:x="4.4118in" svg:y="1.9154in" draw:control="control72"/>
      <draw:control text:anchor-type="page" text:anchor-page-number="4" draw:z-index="73" draw:style-name="gr9" draw:text-style-name="P15" svg:width="0.4949in" svg:height="0.3949in" svg:x="4.7799in" svg:y="1.9154in" draw:control="control73"/>
      <draw:control text:anchor-type="page" text:anchor-page-number="4" draw:z-index="74" draw:style-name="gr9" draw:text-style-name="P15" svg:width="0.326in" svg:height="0.3898in" svg:x="6.9953in" svg:y="1.9154in" draw:control="control74"/>
      <draw:control text:anchor-type="page" text:anchor-page-number="4" draw:z-index="75" draw:style-name="gr9" draw:text-style-name="P15" svg:width="0.3323in" svg:height="0.3898in" svg:x="7.3472in" svg:y="1.9154in" draw:control="control75"/>
      <text:p text:style-name="Standard"><draw:control text:anchor-type="paragraph" draw:z-index="0" draw:style-name="gr1" draw:text-style-name="P10" svg:width="3.628in" svg:height="0.3594in" svg:x="0.0571in" svg:y="0.1626in" draw:control="control1"/></text:p>
      <text:p text:style-name="P6"><text:s text:c="86"/></text:p>
      <text:p text:style-name="P2"><draw:control text:anchor-type="paragraph" draw:z-index="1" draw:style-name="gr1" draw:text-style-name="P11" svg:width="2.0461in" svg:height="0.2303in" svg:x="0.0591in" svg:y="0.0028in" draw:control="control2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7">Base</text:p>
            </table:table-cell>
            <table:table-cell table:style-name="Table1.A1" office:value-type="string">
              <text:p text:style-name="P7">Score</text:p>
            </table:table-cell>
            <table:table-cell table:style-name="Table1.A1" office:value-type="string">
              <text:p text:style-name="P7">Bonus</text:p>
            </table:table-cell>
          </table:table-row>
          <table:table-row table:style-name="Table1.2">
            <table:table-cell table:style-name="Table1.A2" office:value-type="string">
              <text:p text:style-name="P8">STR</text:p>
            </table:table-cell>
            <table:table-cell table:style-name="Table1.A2" office:value-type="string">
              <text:p text:style-name="P7"><draw:control text:anchor-type="as-char" draw:z-index="2" draw:style-name="gr2" draw:text-style-name="P12" svg:width="0.7287in" svg:height="0.1717in" draw:control="control3"/></text:p>
            </table:table-cell>
            <table:table-cell table:style-name="Table1.A2" office:value-type="string">
              <text:p text:style-name="P7"><draw:control text:anchor-type="as-char" draw:z-index="8" draw:style-name="gr4" draw:text-style-name="P12" svg:width="0.9252in" svg:height="0.1717in" draw:control="control9"/></text:p>
            </table:table-cell>
            <table:table-cell table:style-name="Table1.A2" office:value-type="string">
              <text:p text:style-name="P7"><draw:control text:anchor-type="as-char" draw:z-index="14" draw:style-name="gr4" draw:text-style-name="P12" svg:width="0.6906in" svg:height="0.1717in" draw:control="control15"/></text:p>
            </table:table-cell>
          </table:table-row>
          <table:table-row table:style-name="Table1.3">
            <table:table-cell table:style-name="Table1.A2" office:value-type="string">
              <text:p text:style-name="P8">DEX</text:p>
            </table:table-cell>
            <table:table-cell table:style-name="Table1.A2" office:value-type="string">
              <text:p text:style-name="P7"><draw:control text:anchor-type="as-char" draw:z-index="3" draw:style-name="gr3" draw:text-style-name="P12" svg:width="0.7303in" svg:height="0.1717in" draw:control="control4"/></text:p>
            </table:table-cell>
            <table:table-cell table:style-name="Table1.A2" office:value-type="string">
              <text:p text:style-name="P7"><draw:control text:anchor-type="as-char" draw:z-index="9" draw:style-name="gr3" draw:text-style-name="P12" svg:width="0.9205in" svg:height="0.1717in" draw:control="control10"/></text:p>
            </table:table-cell>
            <table:table-cell table:style-name="Table1.A2" office:value-type="string">
              <text:p text:style-name="P7"><draw:control text:anchor-type="as-char" draw:z-index="15" draw:style-name="gr3" draw:text-style-name="P12" svg:width="0.7177in" svg:height="0.1717in" draw:control="control16"/></text:p>
            </table:table-cell>
          </table:table-row>
          <table:table-row table:style-name="Table1.2">
            <table:table-cell table:style-name="Table1.A2" office:value-type="string">
              <text:p text:style-name="P8">CON</text:p>
            </table:table-cell>
            <table:table-cell table:style-name="Table1.A2" office:value-type="string">
              <text:p text:style-name="P7"><draw:control text:anchor-type="as-char" draw:z-index="4" draw:style-name="gr4" draw:text-style-name="P12" svg:width="0.7248in" svg:height="0.1717in" draw:control="control5"/></text:p>
            </table:table-cell>
            <table:table-cell table:style-name="Table1.A2" office:value-type="string">
              <text:p text:style-name="P7"><draw:control text:anchor-type="as-char" draw:z-index="10" draw:style-name="gr4" draw:text-style-name="P12" svg:width="0.8752in" svg:height="0.1717in" draw:control="control11"/></text:p>
            </table:table-cell>
            <table:table-cell table:style-name="Table1.A2" office:value-type="string">
              <text:p text:style-name="P7"><draw:control text:anchor-type="as-char" draw:z-index="16" draw:style-name="gr4" draw:text-style-name="P12" svg:width="0.7079in" svg:height="0.1717in" draw:control="control17"/></text:p>
            </table:table-cell>
          </table:table-row>
          <table:table-row>
            <table:table-cell table:style-name="Table1.A2" office:value-type="string">
              <text:p text:style-name="P8">INT</text:p>
            </table:table-cell>
            <table:table-cell table:style-name="Table1.A2" office:value-type="string">
              <text:p text:style-name="P7"><draw:control text:anchor-type="as-char" draw:z-index="5" draw:style-name="gr3" draw:text-style-name="P12" svg:width="0.7252in" svg:height="0.1717in" draw:control="control6"/></text:p>
            </table:table-cell>
            <table:table-cell table:style-name="Table1.A2" office:value-type="string">
              <text:p text:style-name="P7"><draw:control text:anchor-type="as-char" draw:z-index="11" draw:style-name="gr3" draw:text-style-name="P12" svg:width="0.874in" svg:height="0.1717in" draw:control="control12"/></text:p>
            </table:table-cell>
            <table:table-cell table:style-name="Table1.A2" office:value-type="string">
              <text:p text:style-name="P7"><draw:control text:anchor-type="as-char" draw:z-index="17" draw:style-name="gr3" draw:text-style-name="P12" svg:width="0.6961in" svg:height="0.1717in" draw:control="control18"/></text:p>
            </table:table-cell>
          </table:table-row>
          <table:table-row table:style-name="Table1.2">
            <table:table-cell table:style-name="Table1.A2" office:value-type="string">
              <text:p text:style-name="P8">WIS</text:p>
            </table:table-cell>
            <table:table-cell table:style-name="Table1.A2" office:value-type="string">
              <text:p text:style-name="P7"><draw:control text:anchor-type="as-char" draw:z-index="6" draw:style-name="gr4" draw:text-style-name="P12" svg:width="0.7295in" svg:height="0.1717in" draw:control="control7"/></text:p>
            </table:table-cell>
            <table:table-cell table:style-name="Table1.A2" office:value-type="string">
              <text:p text:style-name="P7"><draw:control text:anchor-type="as-char" draw:z-index="12" draw:style-name="gr4" draw:text-style-name="P12" svg:width="0.8713in" svg:height="0.1717in" draw:control="control13"/></text:p>
            </table:table-cell>
            <table:table-cell table:style-name="Table1.A2" office:value-type="string">
              <text:p text:style-name="P7"><draw:control text:anchor-type="as-char" draw:z-index="18" draw:style-name="gr4" draw:text-style-name="P12" svg:width="0.7004in" svg:height="0.1717in" draw:control="control19"/></text:p>
            </table:table-cell>
          </table:table-row>
          <table:table-row table:style-name="Table1.7">
            <table:table-cell table:style-name="Table1.A2" office:value-type="string">
              <text:p text:style-name="P8">CHA</text:p>
            </table:table-cell>
            <table:table-cell table:style-name="Table1.A2" office:value-type="string">
              <text:p text:style-name="P7"><draw:control text:anchor-type="as-char" draw:z-index="7" draw:style-name="gr3" draw:text-style-name="P12" svg:width="0.7134in" svg:height="0.1717in" draw:control="control8"/></text:p>
            </table:table-cell>
            <table:table-cell table:style-name="Table1.A2" office:value-type="string">
              <text:p text:style-name="P7"><draw:control text:anchor-type="as-char" draw:z-index="13" draw:style-name="gr3" draw:text-style-name="P12" svg:width="0.9169in" svg:height="0.1717in" draw:control="control14"/></text:p>
            </table:table-cell>
            <table:table-cell table:style-name="Table1.A2" office:value-type="string">
              <text:p text:style-name="P7"><draw:control text:anchor-type="as-char" draw:z-index="19" draw:style-name="gr3" draw:text-style-name="P12" svg:width="0.6988in" svg:height="0.1717in" draw:control="control20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3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7">Hit Points</text:p>
            </table:table-cell>
            <table:table-cell table:style-name="Table2.A1" office:value-type="string">
              <text:p text:style-name="P7">Regeneration Per Room</text:p>
            </table:table-cell>
          </table:table-row>
          <table:table-row table:style-name="Table2.2">
            <table:table-cell table:style-name="Table2.A2" office:value-type="string">
              <text:p text:style-name="P7"><draw:control text:anchor-type="as-char" draw:z-index="20" draw:style-name="gr3" draw:text-style-name="P12" svg:width="1.0122in" svg:height="0.1717in" draw:control="control21"/></text:p>
            </table:table-cell>
            <table:table-cell table:style-name="Table2.A2" office:value-type="string">
              <text:p text:style-name="P7"><draw:control text:anchor-type="as-char" draw:z-index="21" draw:style-name="gr3" draw:text-style-name="P12" svg:width="1.3504in" svg:height="0.1717in" draw:control="control22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3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7">Fortitude</text:p>
            </table:table-cell>
            <table:table-cell table:style-name="Table3.A1" office:value-type="string">
              <text:p text:style-name="P7">Reflex</text:p>
            </table:table-cell>
            <table:table-cell table:style-name="Table3.A1" office:value-type="string">
              <text:p text:style-name="P7">Will</text:p>
            </table:table-cell>
          </table:table-row>
          <table:table-row table:style-name="Table3.2">
            <table:table-cell table:style-name="Table3.A2" office:value-type="string">
              <text:p text:style-name="P7"><draw:control text:anchor-type="as-char" draw:z-index="22" draw:style-name="gr3" draw:text-style-name="P12" svg:width="1.0059in" svg:height="0.1717in" draw:control="control23"/></text:p>
            </table:table-cell>
            <table:table-cell table:style-name="Table3.A2" office:value-type="string">
              <text:p text:style-name="P7"><draw:control text:anchor-type="as-char" svg:y="-0.0898in" draw:z-index="23" draw:style-name="gr5" draw:text-style-name="P12" svg:width="1.0469in" svg:height="0.1717in" draw:control="control24"/></text:p>
            </table:table-cell>
            <table:table-cell table:style-name="Table3.A2" office:value-type="string">
              <text:p text:style-name="P7"><draw:control text:anchor-type="as-char" draw:z-index="24" draw:style-name="gr3" draw:text-style-name="P12" svg:width="0.9177in" svg:height="0.1717in" draw:control="control2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3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7">Hit</text:p>
            </table:table-cell>
            <table:table-cell table:style-name="Table4.A1" office:value-type="string">
              <text:p text:style-name="P7">Damage</text:p>
            </table:table-cell>
            <table:table-cell table:style-name="Table4.A1" office:value-type="string">
              <text:p text:style-name="P7">AC</text:p>
            </table:table-cell>
          </table:table-row>
          <table:table-row table:style-name="Table4.2">
            <table:table-cell table:style-name="Table4.A2" office:value-type="string">
              <text:p text:style-name="P7"><draw:control text:anchor-type="as-char" draw:z-index="25" draw:style-name="gr3" draw:text-style-name="P12" svg:width="0.8122in" svg:height="0.1571in" draw:control="control26"/></text:p>
            </table:table-cell>
            <table:table-cell table:style-name="Table4.A2" office:value-type="string">
              <text:p text:style-name="P7"><draw:control text:anchor-type="as-char" draw:z-index="26" draw:style-name="gr3" draw:text-style-name="P12" svg:width="0.9252in" svg:height="0.1571in" draw:control="control27"/></text:p>
            </table:table-cell>
            <table:table-cell table:style-name="Table4.A2" office:value-type="string">
              <text:p text:style-name="P7"><draw:control text:anchor-type="as-char" draw:z-index="27" draw:style-name="gr3" draw:text-style-name="P12" svg:width="0.813in" svg:height="0.1571in" draw:control="control2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3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7">Hit</text:p>
            </table:table-cell>
            <table:table-cell table:style-name="Table5.A1" office:value-type="string">
              <text:p text:style-name="P7">Damage</text:p>
            </table:table-cell>
            <table:table-cell table:style-name="Table5.A1" office:value-type="string">
              <text:p text:style-name="P7">AC</text:p>
            </table:table-cell>
            <table:table-cell table:style-name="Table5.A1" office:value-type="string">
              <text:p text:style-name="P7">Missile AC</text:p>
            </table:table-cell>
          </table:table-row>
          <table:table-row table:style-name="Table5.2">
            <table:table-cell table:style-name="Table5.A2" office:value-type="string">
              <text:p text:style-name="P7"><draw:control text:anchor-type="as-char" draw:z-index="30" draw:style-name="gr3" draw:text-style-name="P12" svg:width="0.6287in" svg:height="0.2043in" draw:control="control31"/></text:p>
            </table:table-cell>
            <table:table-cell table:style-name="Table5.A2" office:value-type="string">
              <text:p text:style-name="P7"><draw:control text:anchor-type="as-char" draw:z-index="29" draw:style-name="gr3" draw:text-style-name="P12" svg:width="0.7024in" svg:height="0.1835in" draw:control="control30"/></text:p>
            </table:table-cell>
            <table:table-cell table:style-name="Table5.A2" office:value-type="string">
              <text:p text:style-name="P7"><draw:control text:anchor-type="as-char" draw:z-index="28" draw:style-name="gr3" draw:text-style-name="P12" svg:width="0.6594in" svg:height="0.1835in" draw:control="control29"/></text:p>
            </table:table-cell>
            <table:table-cell table:style-name="Table5.A2" office:value-type="string">
              <text:p text:style-name="P7"><draw:control text:anchor-type="as-char" draw:z-index="36" draw:style-name="gr3" draw:text-style-name="P12" svg:width="0.6969in" svg:height="0.1835in" draw:control="control37"/></text:p>
            </table:table-cell>
          </table:table-row>
        </table:table>
        <text:p text:style-name="P5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3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7">Damage</text:p>
            </table:table-cell>
            <table:table-cell table:style-name="Table6.A1" office:value-type="string">
              <text:p text:style-name="P7">Heal</text:p>
            </table:table-cell>
            <table:table-cell table:style-name="Table6.A1" office:value-type="string">
              <text:p text:style-name="P7">Resistance</text:p>
            </table:table-cell>
          </table:table-row>
          <table:table-row table:style-name="Table6.2">
            <table:table-cell table:style-name="Table6.A2" office:value-type="string">
              <text:p text:style-name="P7"><draw:control text:anchor-type="as-char" draw:z-index="31" draw:style-name="gr3" draw:text-style-name="P12" svg:width="0.8559in" svg:height="0.1717in" draw:control="control32"/></text:p>
            </table:table-cell>
            <table:table-cell table:style-name="Table6.A2" office:value-type="string">
              <text:p text:style-name="P7"><draw:control text:anchor-type="as-char" draw:z-index="32" draw:style-name="gr3" draw:text-style-name="P12" svg:width="0.9504in" svg:height="0.1717in" draw:control="control33"/></text:p>
            </table:table-cell>
            <table:table-cell table:style-name="Table6.A2" office:value-type="string">
              <text:p text:style-name="P7"><draw:control text:anchor-type="as-char" draw:z-index="33" draw:style-name="gr3" draw:text-style-name="P12" svg:width="0.6953in" svg:height="0.1717in" draw:control="control34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3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7">Damage</text:p>
            </table:table-cell>
            <table:table-cell table:style-name="Table7.A1" office:value-type="string">
              <text:p text:style-name="P7">Types</text:p>
            </table:table-cell>
          </table:table-row>
          <table:table-row table:style-name="Table7.2">
            <table:table-cell table:style-name="Table7.A2" office:value-type="string">
              <text:p text:style-name="P7"><draw:control text:anchor-type="as-char" draw:z-index="35" draw:style-name="gr3" draw:text-style-name="P12" svg:width="0.6122in" svg:height="0.1717in" draw:control="control36"/></text:p>
            </table:table-cell>
            <table:table-cell table:style-name="Table7.A2" office:value-type="string">
              <text:p text:style-name="P7"><draw:control text:anchor-type="as-char" draw:z-index="34" draw:style-name="gr3" draw:text-style-name="P12" svg:width="2.3642in" svg:height="0.1717in" draw:control="control35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3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7">Melee</text:p>
          </table:table-cell>
          <table:table-cell table:style-name="Table8.A1" office:value-type="string">
            <text:p text:style-name="P7">Range</text:p>
          </table:table-cell>
          <table:table-cell table:style-name="Table8.A1" office:value-type="string">
            <text:p text:style-name="P7">Spell</text:p>
          </table:table-cell>
          <table:table-cell table:style-name="Table8.A1" office:value-type="string">
            <text:p text:style-name="P7">Fire</text:p>
          </table:table-cell>
          <table:table-cell table:style-name="Table8.A1" office:value-type="string">
            <text:p text:style-name="P7">Cold</text:p>
          </table:table-cell>
          <table:table-cell table:style-name="Table8.A1" office:value-type="string">
            <text:p text:style-name="P7">Shock</text:p>
          </table:table-cell>
          <table:table-cell table:style-name="Table8.A1" office:value-type="string">
            <text:p text:style-name="P7">Sonic</text:p>
          </table:table-cell>
          <table:table-cell table:style-name="Table8.A1" office:value-type="string">
            <text:p text:style-name="P7">Eldritch</text:p>
          </table:table-cell>
          <table:table-cell table:style-name="Table8.A1" office:value-type="string">
            <text:p text:style-name="P7">Poison</text:p>
          </table:table-cell>
          <table:table-cell table:style-name="Table8.A1" office:value-type="string">
            <text:p text:style-name="P7">Darkrift</text:p>
          </table:table-cell>
          <table:table-cell table:style-name="Table8.A1" office:value-type="string">
            <text:p text:style-name="P7">Sacred</text:p>
          </table:table-cell>
        </table:table-row>
        <table:table-row table:style-name="Table8.2">
          <table:table-cell table:style-name="Table8.A2" office:value-type="string">
            <text:p text:style-name="P7"><draw:control text:anchor-type="as-char" draw:z-index="41" draw:style-name="gr3" draw:text-style-name="P12" svg:width="0.4398in" svg:height="0.1768in" draw:control="control42"/></text:p>
          </table:table-cell>
          <table:table-cell table:style-name="Table8.A2" office:value-type="string">
            <text:p text:style-name="P7"><draw:control text:anchor-type="as-char" draw:z-index="42" draw:style-name="gr3" draw:text-style-name="P12" svg:width="0.4343in" svg:height="0.1768in" draw:control="control43"/></text:p>
          </table:table-cell>
          <table:table-cell table:style-name="Table8.A2" office:value-type="string">
            <text:p text:style-name="P7"><draw:control text:anchor-type="as-char" draw:z-index="43" draw:style-name="gr3" draw:text-style-name="P12" svg:width="0.3768in" svg:height="0.1768in" draw:control="control44"/></text:p>
          </table:table-cell>
          <table:table-cell table:style-name="Table8.A2" office:value-type="string">
            <text:p text:style-name="P7"><draw:control text:anchor-type="as-char" draw:z-index="44" draw:style-name="gr3" draw:text-style-name="P12" svg:width="0.4441in" svg:height="0.1768in" draw:control="control45"/></text:p>
          </table:table-cell>
          <table:table-cell table:style-name="Table8.A2" office:value-type="string">
            <text:p text:style-name="P7"><draw:control text:anchor-type="as-char" draw:z-index="45" draw:style-name="gr3" draw:text-style-name="P12" svg:width="0.4213in" svg:height="0.1768in" draw:control="control46"/></text:p>
          </table:table-cell>
          <table:table-cell table:style-name="Table8.A2" office:value-type="string">
            <text:p text:style-name="P7"><draw:control text:anchor-type="as-char" draw:z-index="46" draw:style-name="gr3" draw:text-style-name="P12" svg:width="0.4071in" svg:height="0.1768in" draw:control="control47"/></text:p>
          </table:table-cell>
          <table:table-cell table:style-name="Table8.A2" office:value-type="string">
            <text:p text:style-name="P7"><draw:control text:anchor-type="as-char" draw:z-index="47" draw:style-name="gr3" draw:text-style-name="P12" svg:width="0.4685in" svg:height="0.1768in" draw:control="control48"/></text:p>
          </table:table-cell>
          <table:table-cell table:style-name="Table8.A2" office:value-type="string">
            <text:p text:style-name="P7"><draw:control text:anchor-type="as-char" draw:z-index="48" draw:style-name="gr3" draw:text-style-name="P12" svg:width="0.4394in" svg:height="0.1768in" draw:control="control49"/></text:p>
          </table:table-cell>
          <table:table-cell table:style-name="Table8.A2" office:value-type="string">
            <text:p text:style-name="P7"><draw:control text:anchor-type="as-char" draw:z-index="49" draw:style-name="gr3" draw:text-style-name="P12" svg:width="0.437in" svg:height="0.1768in" draw:control="control50"/></text:p>
          </table:table-cell>
          <table:table-cell table:style-name="Table8.A2" office:value-type="string">
            <text:p text:style-name="P7"><draw:control text:anchor-type="as-char" draw:z-index="50" draw:style-name="gr3" draw:text-style-name="P12" svg:width="0.4378in" svg:height="0.1768in" draw:control="control51"/></text:p>
          </table:table-cell>
          <table:table-cell table:style-name="Table8.A2" office:value-type="string">
            <text:p text:style-name="P7"><draw:control text:anchor-type="as-char" draw:z-index="51" draw:style-name="gr3" draw:text-style-name="P12" svg:width="0.4323in" svg:height="0.1768in" draw:control="control52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/text:p>
      <text:section text:style-name="Sect2" text:name="Section2">
        <text:p text:style-name="Standard"><text:span text:style-name="Strong_20_Emphasis"><text:span text:style-name="T4"><text:s text:c="2"/></text:span></text:span><text:span text:style-name="Strong_20_Emphasis"><text:span text:style-name="T1">Character Bonuses</text:span></text:span><text:span text:style-name="Strong_20_Emphasis"><text:span text:style-name="T2"> <text:s text:c="71"/></text:span></text:span></text:p>
        <text:p text:style-name="Standard"><text:span text:style-name="Strong_20_Emphasis"><text:span text:style-name="T8"/></text:span></text:p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row>
            <table:table-cell table:style-name="Table10.A1" office:value-type="string">
              <text:p text:style-name="P7">Cannot Be Surprised</text:p>
            </table:table-cell>
            <table:table-cell table:style-name="Table10.A1" office:value-type="string">
              <text:p text:style-name="P7">Free Movement</text:p>
            </table:table-cell>
            <table:table-cell table:style-name="Table10.A1" office:value-type="string">
              <text:p text:style-name="P7"><text:s/>Psychic</text:p>
            </table:table-cell>
            <table:table-cell table:style-name="Table10.A1" office:value-type="string">
              <text:p text:style-name="P7">Psychic Level</text:p>
            </table:table-cell>
            <table:table-cell table:style-name="Table10.A1" office:value-type="string">
              <text:p text:style-name="P7">Initiative Bonus</text:p>
            </table:table-cell>
          </table:table-row>
          <table:table-row>
            <table:table-cell table:style-name="Table10.A2" office:value-type="string">
              <text:p text:style-name="Table_20_Contents"><draw:control text:anchor-type="as-char" draw:z-index="52" draw:style-name="gr8" draw:text-style-name="P12" svg:width="0.7488in" svg:height="0.1717in" draw:control="control53"/></text:p>
            </table:table-cell>
            <table:table-cell table:style-name="Table10.A2" office:value-type="string">
              <text:p text:style-name="Table_20_Contents"><draw:control text:anchor-type="as-char" draw:z-index="53" draw:style-name="gr8" draw:text-style-name="P12" svg:width="0.7441in" svg:height="0.1669in" draw:control="control54"/></text:p>
            </table:table-cell>
            <table:table-cell table:style-name="Table10.A2" office:value-type="string">
              <text:p text:style-name="Table_20_Contents"><draw:control text:anchor-type="as-char" draw:z-index="54" draw:style-name="gr8" draw:text-style-name="P12" svg:width="0.7567in" svg:height="0.1906in" draw:control="control55"/></text:p>
            </table:table-cell>
            <table:table-cell table:style-name="Table10.A2" office:value-type="string">
              <text:p text:style-name="Table_20_Contents"><draw:control text:anchor-type="as-char" draw:z-index="55" draw:style-name="gr8" draw:text-style-name="P12" svg:width="0.7315in" svg:height="0.2425in" draw:control="control56"/></text:p>
            </table:table-cell>
            <table:table-cell table:style-name="Table10.A2" office:value-type="string">
              <text:p text:style-name="Table_20_Contents"><draw:control text:anchor-type="as-char" draw:z-index="56" draw:style-name="gr8" draw:text-style-name="P12" svg:width="0.9815in" svg:height="0.1835in" draw:control="control57"/></text:p>
            </table:table-cell>
          </table:table-row>
        </table:table>
        <text:p text:style-name="Standard"><text:span text:style-name="Strong_20_Emphasis"><text:span text:style-name="T5"/></text:span></text:p>
        <text:p text:style-name="P9"><text:span text:style-name="Strong_20_Emphasis"><text:span text:style-name="T4"><text:s text:c="2"/></text:span></text:span><text:span text:style-name="Strong_20_Emphasis"><text:span text:style-name="T1">Treasure Enhancements <text:s text:c="10"/></text:span></text:span></text:p>
        <text:p text:style-name="Standard"><text:span text:style-name="Strong_20_Emphasis"><text:span text:style-name="T7"/></text:span>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7">Min</text:p>
            </table:table-cell>
            <table:table-cell table:style-name="Table9.A1" office:value-type="string">
              <text:p text:style-name="P7">Max</text:p>
            </table:table-cell>
          </table:table-row>
          <table:table-row table:style-name="Table9.2">
            <table:table-cell table:style-name="Table9.A2" office:value-type="string">
              <text:p text:style-name="P7"><draw:control text:anchor-type="as-char" draw:z-index="59" draw:style-name="gr3" draw:text-style-name="P12" svg:width="1.0551in" svg:height="0.1717in" draw:control="control60"/></text:p>
            </table:table-cell>
            <table:table-cell table:style-name="Table9.A2" office:value-type="string">
              <text:p text:style-name="P7"><draw:control text:anchor-type="as-char" draw:z-index="60" draw:style-name="gr3" draw:text-style-name="P12" svg:width="0.8713in" svg:height="0.1717in" draw:control="control61"/></text:p>
            </table:table-cell>
          </table:table-row>
        </table:table>
        <text:p text:style-name="Standard"><text:span text:style-name="Strong_20_Emphasis"/></text:p>
      </text:section>
      <text:p text:style-name="Standard"><text:span text:style-name="Strong_20_Emphasis"><text:span text:style-name="T5"/>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57" draw:style-name="gr1" draw:text-style-name="P14" svg:width="3.2469in" svg:height="9.0087in" svg:x="0.1327in" svg:y="0.0154in" draw:control="control58"/><draw:control text:anchor-type="paragraph" draw:z-index="58" draw:style-name="gr1" draw:text-style-name="P14" svg:width="3.2469in" svg:height="9.0087in" svg:x="3.5909in" svg:y="0.0098in" draw:control="control59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In Game Notes</text:span></text:span><text:span text:style-name="Strong_20_Emphasis"><text:span text:style-name="T1"> <text:s text:c="8"/></text:span></text:span><text:span text:style-name="Strong_20_Emphasis"><text:span text:style-name="T2"><text:s text:c="126"/></text:span></text:span></text:p>
      <text:p text:style-name="Standard"><draw:control text:anchor-type="paragraph" draw:z-index="61" draw:style-name="gr1" draw:text-style-name="P14" svg:width="6.6232in" svg:height="8.9988in" svg:x="0.1327in" svg:y="0.0252in" draw:control="control62"/><text:span text:style-name="Strong_20_Emphasis"><text:span text:style-name="T4"> <text:s text:c="2"/></text:span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oft-page-break/><text:span text:style-name="Strong_20_Emphasis"><text:span text:style-name="T4"/></text:span></text:p>
      <text:p text:style-name="Standard"><text:span text:style-name="Strong_20_Emphasis"><text:span text:style-name="T4"/></text:span></text:p>
      <text:p text:style-name="Standard"><text:span text:style-name="Strong_20_Emphasis"><text:span text:style-name="T4"><text:s text:c="2"/></text:span></text:span><text:span text:style-name="Strong_20_Emphasis"><text:span text:style-name="T1">For Coach Use Only <text:s text:c="9"/></text:span></text:span><text:span text:style-name="Strong_20_Emphasis"><text:span text:style-name="T2"><text:s text:c="117"/></text:span></text:span></text:p>
      <text:p text:style-name="Standard"><text:span text:style-name="Strong_20_Emphasis"><text:span text:style-name="T2"/></text:span></text:p>
      <text:p text:style-name="Standard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3-29T17:58:24.56</dc:date>
    <meta:editing-duration>P2DT5H3M51S</meta:editing-duration>
    <meta:editing-cycles>109</meta:editing-cycles>
    <meta:generator>OpenOffice/4.1.2$Win32 OpenOffice.org_project/412m3$Build-9782</meta:generator>
    <dc:creator>Shaun Reynolds</dc:creator>
    <meta:document-statistic meta:table-count="10" meta:image-count="1" meta:object-count="0" meta:page-count="4" meta:paragraph-count="113" meta:word-count="77" meta:character-count="1666"/>
  </office:meta>
</office:document-meta>
</file>